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tima"/>
    </style:style>
    <style:style style:name="P2" style:family="paragraph" style:parent-style-name="Standard">
      <style:text-properties style:font-name="Opti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3333"/>
    </style:style>
    <style:style style:name="T3" style:family="text">
      <style:text-properties fo:background-color="#ff00cc"/>
    </style:style>
    <style:style style:name="T4" style:family="text">
      <style:text-properties fo:color="#ff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Vindatabase</text:span> </text:p>
      <text:p text:style-name="P1"/>
      <text:p text:style-name="P1">Det skal lages en vindatabase for en nettbutikk som selger vin. </text:p>
      <text:p text:style-name="P1">En vin er enten av typen rød, hvit, rosé, musserende, en fruktvin eller alkoholfritt (for enkelthets skyld begrenser jeg meg på disse 6 typer).</text:p>
      <text:p text:style-name="P1">En rødvin karakteriseres ved hjelp av garvestoffer og fylde, en hvitvin og en musserende vin ved friskhet og sødme, en rosévin ved fylde og friskhet.</text:p>
      <text:p text:style-name="P1">En vin har et varenummer og et land/distrikt den ble laget i. Også kjent er årgang, volum, hva vinen passer til, hvor mye den koster og om den er på lager.</text:p>
      <text:p text:style-name="P1">Utdypende informasjon sånn som hva som er karakteristisk for vinen, fargen, lukten, smaken, hvilke råstoffer som ble brukt, hvem som er produsenten, hvilken kork- og emballasjetype vinen har, skal også registreres. En produsent har en produsentid, et produsentnavn og en adresse, såvel som et telefonnummer.</text:p>
      <text:p text:style-name="P1"/>
      <text:p text:style-name="P1"/>
      <text:p text:style-name="P1"><text:span text:style-name="T3">OPPDATERT</text:span> </text:p>
      <text:p text:style-name="P1">Spørringer:</text:p>
      <text:p text:style-name="P1">1. Hvilke viner ble produsert i 2013, er fra Tyskland og passer til fisk?</text:p>
      <text:p text:style-name="P1">2. Hvilke rødviner er eldre enn 25 år, ble laget i Frankrike og koster mer enn 400kr?</text:p>
      <text:p text:style-name="P1">3. Passer en Guy Saget Sancerre Rosé fra 2014 til skalldyr?</text:p>
      <text:p text:style-name="P1">4. Er vinen med varenummer 555 på lager?</text:p>
      <text:p text:style-name="P1">5. Hvilke viner er halvsøte, har naturkork og har volum mindre enn 75cl? </text:p>
      <text:p text:style-name="P1">6. Hvilke viner passer ikke til dessert, er fra Japan og <text:span text:style-name="T4">har naturkork</text:span>?</text:p>
      <text:p text:style-name="P1">7. Er en Laroche Chablis fra 2012 <text:span text:style-name="T4">en hvitvin som kommer i glassflasker</text:span>?</text:p>
      <text:p text:style-name="P1">8. Hvilke viner er lys kobber, smaker av røde frukter, jordbær og bringebær og ble produsert av Ayala?</text:p>
      <text:p text:style-name="P1">9. Hvilke viner blir <text:span text:style-name="T4">produsert av Michel Laroche</text:span>?</text:p>
      <text:p text:style-name="P1">10. Er vinen med varenummer 999 en hvitvin fra Tyskland?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4T20:40:11</meta:creation-date>
    <meta:generator>OpenOffice/4.1.1$Unix OpenOffice.org_project/411m6$Build-9775</meta:generator>
    <dc:date>2015-10-09T12:45:19</dc:date>
    <meta:editing-duration>PT5H26M1S</meta:editing-duration>
    <meta:editing-cycles>10</meta:editing-cycles>
    <meta:document-statistic meta:table-count="0" meta:image-count="0" meta:object-count="0" meta:page-count="1" meta:paragraph-count="18" meta:word-count="264" meta:character-count="1530"/>
  </office:meta>
</office:document-meta>
</file>